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row>
        <mi mathvariant="italic">NaCl</mi>
        <mo stretchy="false">+</mo>
        <mn>3</mn>
      </mrow>
      <msub>
        <mi>H</mi>
        <mn>2</mn>
      </msub>
      <mi>O</mi>
      <munderover>
        <mo stretchy="false">→</mo>
        <mi mathvariant="italic">電解</mi>
        <mi>Δ</mi>
      </munderover>
      <mrow>
        <msub>
          <mi mathvariant="italic">NaClO</mi>
          <mn>3</mn>
        </msub>
        <mo stretchy="false">+</mo>
        <mn>3</mn>
      </mrow>
      <msub>
        <mi>H</mi>
        <mn>2</mn>
      </msub>
      <mo stretchy="false">↑</mo>
    </mrow>
    <annotation encoding="StarMath 5.0">NaCl+3H_{2}O rightarrow csup{Δ} csub{電解}   NaClO_{3}+3 H_{2} uparrow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00:33:45.313684639</meta:creation-date>
    <dc:date>2021-09-13T01:18:16.817910780</dc:date>
    <meta:editing-duration>PT6M40S</meta:editing-duration>
    <meta:editing-cycles>2</meta:editing-cycles>
    <meta:generator>LibreOffice/6.1.5.2$Linux_X86_64 LibreOffice_project/10$Build-2</meta:generator>
  </office:meta>
</office:document-meta>
</file>